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style:vertical-align="automatic" fo:background-color="#FF0000"/>
    </style:style>
    <style:style style:name="ce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astupy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ieszyn, Brama Myta (dawne przejście graniczne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ieszyn, McDonalds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ieszyn, ul. Katowicka (Cmentarz / Orlen / Biedronk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ieszyn, ul. Liburnia (Kaufland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ieszyn, ul. Liburnia (Kościół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ieszyn, ul. Liburnia (Starostwo Powiatowe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ieszyn, ul. Liburnia (Warsztat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ieszyn, ul. Stawowa (Pastwisk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rýdek-Místek (CZ), Stacja Benzina / KMJ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1">
            <text:p>Gołkowice, ul. 1 Maja (Centrum)</text:p>
          </table:table-cell>
          <table:table-cell table:number-columns-repeated="5" table:style-name="ce2"/>
          <table:table-cell office:value-type="float" office:value="10" table:style-name="ce4">
            <text:p>10</text:p>
          </table:table-cell>
          <table:table-cell office:value-type="string" table:style-name="ce1">
            <text:p>Gołkowice, granica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orzyce, Urząd Gminy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Gorzyczki, UNIWAR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ażlach, Centrum (Skrzyżowanie obok stacji Crab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Hażlach, Restauracja Parkow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Hażlach, Sklep Gastronomi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Jastrzębie-Zdrój, Al. Jana Pawła II (Hala Sportow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1">
            <text:p>Jastrzębie-Zdrój, Al. Piłsudskiego (Dubielec)</text:p>
          </table:table-cell>
          <table:table-cell table:number-columns-repeated="5" table:style-name="ce2"/>
          <table:table-cell office:value-type="float" office:value="17" table:style-name="ce4">
            <text:p>17</text:p>
          </table:table-cell>
          <table:table-cell office:value-type="string" table:style-name="ce1">
            <text:p>Jastrzębie-Zdrój,(Dubielec)</text:p>
          </table:table-cell>
          <table:table-cell table:number-columns-repeated="247" table:style-name="ce2"/>
          <table:table-cell table:number-columns-repeated="1612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Jastrzębie-Zdrój, Al. Piłsudskiego (McDonalds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Jastrzębie-Zdrój, Al. Piłsudskiego (Osiedle Gwarków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Jastrzębie-Zdrój, Al. Piłsudskiego (Osiedle Pionierów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Jastrzębie-Zdrój, Al. Piłsudskiego (Osiedle Staszic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1">
            <text:p>Jastrzębie-Zdrój, Al. Piłsudskiego (Pszczyńska/Rybnicka)</text:p>
          </table:table-cell>
          <table:table-cell table:number-columns-repeated="5" table:style-name="ce2"/>
          <table:table-cell office:value-type="float" office:value="22" table:style-name="ce4">
            <text:p>22</text:p>
          </table:table-cell>
          <table:table-cell office:value-type="string" table:style-name="ce1">
            <text:p>Jastrzębie-Zdrój,(Pszczyńska)</text:p>
          </table:table-cell>
          <table:table-cell table:number-columns-repeated="247" table:style-name="ce2"/>
          <table:table-cell table:number-columns-repeated="1612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Jastrzębie-Zdrój, Al. Piłsudskiego (Rondo Dolne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1">
            <text:p>Jastrzębie-Zdrój, Al. Piłsudskiego (Supersam/Kaufland)</text:p>
          </table:table-cell>
          <table:table-cell table:number-columns-repeated="5" table:style-name="ce2"/>
          <table:table-cell office:value-type="float" office:value="24" table:style-name="ce4">
            <text:p>24</text:p>
          </table:table-cell>
          <table:table-cell office:value-type="string" table:style-name="ce1">
            <text:p>Jastrzębie-Zdrój, Al. Piłsudskiego (Supersam)</text:p>
          </table:table-cell>
          <table:table-cell table:number-columns-repeated="247" table:style-name="ce2"/>
          <table:table-cell table:number-columns-repeated="1612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Jastrzębie-Zdrój, Al. Piłsudskiego (Urząd Miast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Jastrzębie-Zdrój, Armii Krajowej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">
            <text:p>Jastrzębie-Zdrój, Dworzec Autobusowy (ul. Sybiraków - Mała Strona)</text:p>
          </table:table-cell>
          <table:table-cell table:number-columns-repeated="6" table:style-name="ce2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1">
            <text:p>Jastrzębie-Zdrój, Dworzec Zdrój (ul. Broniewskiego)</text:p>
          </table:table-cell>
          <table:table-cell table:number-columns-repeated="6" table:style-name="ce2"/>
          <table:table-cell office:value-type="float" office:value="28" table:style-name="ce4">
            <text:p>28</text:p>
          </table:table-cell>
          <table:table-cell office:value-type="string" table:style-name="ce1">
            <text:p>Jastrzębie-Zdrój, Dworzec Zdrój<text:s/>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Jastrzębie-Zdrój, Górne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Jastrzębie-Zdrój, Małopolsk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Jastrzębie-Zdrój, Moszczenica (Urząd Miasta/Zdrój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Jastrzębie-Zdrój, Podhalańska (Wodociągi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Jastrzębie-Zdrój, Ranoszk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Jastrzębie-Zdrój, Ruptawa (Cisówk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Jastrzębie-Zdrój, Ruptawa (Ośrodek Zdrowi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Jastrzębie-Zdrój, Szeroka (Kaplic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Jastrzębie-Zdrój, Szeroka (Kościół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Jastrzębie-Zdrój, Szeroka (ul. Gagarin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1">
            <text:p>Jastrzębie-Zdrój, Szeroka (ul. Powstańców Śląskich/Biedronka)</text:p>
          </table:table-cell>
          <table:table-cell table:number-columns-repeated="6" table:style-name="ce2"/>
          <table:table-cell office:value-type="float" office:value="39" table:style-name="ce4">
            <text:p>39</text:p>
          </table:table-cell>
          <table:table-cell office:value-type="string" table:style-name="ce1">
            <text:p>Jastrzębie-Zdrój, Szeroka (Biedronka)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Jastrzębie-Zdrój, Szeroka (ul. Rybnick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Jastrzębie-Zdrój, ul. 11 Listopada (Urząd Skarbowy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Jastrzębie-Zdrój, ul. Arki Bożk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Jastrzębie-Zdrój, ul. Cieszyńska (Bzie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Jastrzębie-Zdrój, ul. Graniczna (Stacja Paliw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Jastrzębie-Zdrój, ul. Jagiełły (OD Krokus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Jastrzębie-Zdrój, ul. Katowick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Jastrzębie-Zdrój, ul. Turystyczn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Jastrzębie-Zdrój, ul. Wodzisławska (Hotel Czarny Rycerz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Jastrzębie-Zdrój, ul. Zdrojow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Jastrzębie-Zdrój, Zofiówka (Kopalni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Karwina (CZ), Frysztat (Dworzec Autobusowy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Kończyce Małe, Sklep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Kończyce Małe, Skrzyżowanie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Kończyce Małe, Szkoł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Kończyce Wielkie, Odnóżk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Kończyce Wielkie, Ośrodek Zdrowi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Kończyce Wielkie, Spółdzielni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Łaziska, UNIWAR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1">
            <text:p>Mszana, Centrum / Urząd Gminy</text:p>
          </table:table-cell>
          <table:table-cell table:number-columns-repeated="5" table:style-name="ce2"/>
          <table:table-cell office:value-type="float" office:value="59" table:style-name="ce4">
            <text:p>59</text:p>
          </table:table-cell>
          <table:table-cell office:value-type="string" table:style-name="ce1">
            <text:p>Mszana, szkrzyzowanie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Ostrava (CZ), Dřevoprodej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Piotrowice / Petrovice (CZ), Przejście graniczne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Radlin, Korfantego (Centrum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Radlin, Maja (Dworzec Autobusowy/KWK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Rydułtowy, Dworzec Autobusowy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Rydułtowy, Orłowiec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Rydułtowy, ul. Ładna (McDonalds)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Rybnik, Boguszowice (Stary Kościół)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Rybnik, Chwałowice (Kopalnia)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Rybnik, Dworzec Autobusowy (KM/PKS)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Rybnik, Niedobczyce (Stadion/Karolinka)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Rybnik, Paruszowiec (Piaski)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Rybnik, Popielów (Kościół / ul. Konarskiego)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Rybnik, Smolna (Franciszek)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Rybnik, Smolna (obok Biedronki)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Rybnik, Śródmieście (Dworek)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Rybnik, Śródmieście (ul. 3 Maja / Plac Wolności)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Rybnik, ul. Budowlanych (Stacja Paliw BP)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Rybnik, ul. Władysława Reymonta (Stacja Paliw AMIC Energy)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Rybnik, ul. Zebrzydowicka (Parking Biedronka)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Skrzyszów, ul. 1 Maja (Centrum)</text:p>
          </table:table-cell>
          <table:table-cell table:number-columns-repeated="16382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1">
            <text:p>Wodzisław Śląski, Kopernika</text:p>
          </table:table-cell>
          <table:table-cell table:number-columns-repeated="6" table:style-name="ce2"/>
          <table:table-cell office:value-type="float" office:value="81" table:style-name="ce4">
            <text:p>81</text:p>
          </table:table-cell>
          <table:table-cell office:value-type="string" table:style-name="ce1">
            <text:p>Wodzisław Śląski, dworzec autobusowy (Karuzela)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Wodzisław Śląski, PKS / PKP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Wodzisław Śląski, Radlin II (Dworzec PKP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Wodzisław Śląski, Radlin II (ul. Chrobrego / Żabk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Wodzisław Śląski, Radlin II (ul. Rybnick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Wodzisław Śląski, Stacja Paliw Circle K / McDonalds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Wodzisław Śląski, Trzy Wzgórz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string" table:style-name="ce1">
            <text:p>Wodzisław Śląski, ul. Bogumińska (Cmentarz/Działki)</text:p>
          </table:table-cell>
          <table:table-cell table:number-columns-repeated="6" table:style-name="ce2"/>
          <table:table-cell office:value-type="float" office:value="88" table:style-name="ce3">
            <text:p>88</text:p>
          </table:table-cell>
          <table:table-cell office:value-type="string" table:style-name="ce1">
            <text:p>Wodzisław Śląski, ul. Bogucinska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Wodzisław Śląski, ul. Kubsza (Market Mrówk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Wodzisław Śląski, ul. Radlińska (Piekarnia Kłos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Wodzisław Śląski, Wilchwy (Blazy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Wodzisław Śląski, Wilchwy (Osiedle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Wodzisław Śląski, Wilchwy (Szkoła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Wodzisław Śląski, ul. 26. Marca (Szpital)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Zebrzydowice, Kino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Zebrzydowice, Ośrodek Zdrowia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Zebrzydowice, Pętla/Bar (poblíž hranic)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Zebrzydowice, Rondo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Żory, Al. Niepodległości (Zegar)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Żory, Al. Zjednoczonej Europy (McDonalds)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Żory, Bajerówka (ul. Jana Pawła II)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Żory, Centrum Przesiadkowe (Dworzec PKS)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Żory, Sąd Rejonowy (Al. Jana Pawła II)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Żory, ul. Dąbrowskiego (Sąd)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Żory, ul. Dworcowa (Parking Netto)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Żory, ul. Męczenników Oświęcimskich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Żory, ul. Wodzisławska (Milla)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Wodzisław Śląski, Dworzec Autobusowy (Galeria Karuzela)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Vlastní auto</text:p>
          </table:table-cell>
          <table:table-cell table:number-columns-repeated="16382"/>
        </table:table-row>
        <table:table-row table:number-rows-repeated="1048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phpMyAdmin 5.2.3</meta:initial-creator>
    <dc:creator>Taťána Petrášová</dc:creator>
    <meta:creation-date>2026-01-07T15:16:04Z</meta:creation-date>
    <dc:date>2026-01-08T08:46:58Z</dc:date>
  </office:meta>
</office:document-meta>
</file>